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Test Case Number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Result<text:s/>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Pass/Fail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4">
            <text:p>GET call to get list of all users along with their details</text:p>
          </table:table-cell>
          <table:table-cell office:value-type="string" table:style-name="ce2">
            <text:p>api/users?page=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 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4">
            <text:p>GET call to get single user along<text:s/></text:p>
            <text:p>with their details</text:p>
          </table:table-cell>
          <table:table-cell office:value-type="string" table:style-name="ce2">
            <text:p>api/users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4">
            <text:p>GET call to get single user(23) along<text:s/></text:p>
            <text:p>with their details</text:p>
          </table:table-cell>
          <table:table-cell office:value-type="string" table:style-name="ce2">
            <text:p>api/users/23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4 and <text:s/>no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4">
            <text:p>GET call to get list of all resources<text:s/></text:p>
            <text:p>along with their details</text:p>
          </table:table-cell>
          <table:table-cell office:value-type="string" table:style-name="ce2">
            <text:p>api/unknown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4">
            <text:p>GET call to get list of a resource(23)</text:p>
            <text:p>along with their details</text:p>
          </table:table-cell>
          <table:table-cell office:value-type="string" table:style-name="ce2">
            <text:p>api/unknown/23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4 and <text:s/>no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2">
            <text:p>POST call to create a user<text:s/></text:p>
          </table:table-cell>
          <table:table-cell office:value-type="string" table:style-name="ce4">
            <text:p>1. api/users</text:p>
            <text:p>2.{</text:p>
            <text:p><text:s text:c="4"/>"name": "morpheus",</text:p>
            <text:p><text:s text:c="4"/>"job": "leader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4">
            <text:p><text:s/>PUT call to update a particular<text:s/></text:p>
            <text:p>user(2) details</text:p>
          </table:table-cell>
          <table:table-cell office:value-type="string" table:style-name="ce4">
            <text:p>1.api/users/2</text:p>
            <text:p>2. {</text:p>
            <text:p><text:s text:c="4"/>"name": "morpheus",</text:p>
            <text:p><text:s text:c="4"/>"job": "zion resident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string" table:style-name="ce4">
            <text:p><text:s/>PATCH call to update a particular<text:s/></text:p>
            <text:p>user(2) details</text:p>
          </table:table-cell>
          <table:table-cell office:value-type="string" table:style-name="ce4">
            <text:p>1.api/users/2</text:p>
            <text:p>2. {</text:p>
            <text:p><text:s text:c="4"/>"name": "morpheus",</text:p>
            <text:p><text:s text:c="4"/>"job": "zion resident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4">
            <text:p>DELETE call to remove a<text:s/></text:p>
            <text:p>particular user(2)</text:p>
          </table:table-cell>
          <table:table-cell office:value-type="string" table:style-name="ce2">
            <text:p>api/users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5">
          <table:table-cell office:value-type="float" office:value="10" table:style-name="ce2">
            <text:p>10</text:p>
          </table:table-cell>
          <table:table-cell office:value-type="string" table:style-name="ce2">
            <text:p>POST call to register a user</text:p>
          </table:table-cell>
          <table:table-cell office:value-type="string" table:style-name="ce4">
            <text:p>1. api/register</text:p>
            <text:p>2. {</text:p>
            <text:p><text:s text:c="4"/>"email": "eve.holt@reqres.in",</text:p>
            <text:p><text:s text:c="4"/>"password": "pistol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  <text:p>{</text:p>
            <text:p><text:s text:c="3"/>"id": 4,</text:p>
            <text:p><text:s text:c="3"/>"token": "QpwL5tke4Pnpja7X4"</text:p>
            <text:p>}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6">
          <table:table-cell office:value-type="float" office:value="11" table:style-name="ce2">
            <text:p>11</text:p>
          </table:table-cell>
          <table:table-cell office:value-type="string" table:style-name="ce4">
            <text:p>POST call to register a user without</text:p>
            <text:p><text:s/>password</text:p>
          </table:table-cell>
          <table:table-cell office:value-type="string" table:style-name="ce4">
            <text:p>1. api/register</text:p>
            <text:p>2. {</text:p>
            <text:p><text:s text:c="4"/>"email": "eve.holt@reqres.in",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0 and <text:s/>a response body</text:p>
            <text:p>{"error": "Missing email or username"}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6">
          <table:table-cell office:value-type="float" office:value="12" table:style-name="ce2">
            <text:p>12</text:p>
          </table:table-cell>
          <table:table-cell office:value-type="string" table:style-name="ce2">
            <text:p>POST call to login a user<text:s/></text:p>
          </table:table-cell>
          <table:table-cell office:value-type="string" table:style-name="ce4">
            <text:p>1. api/login</text:p>
            <text:p>2. {</text:p>
            <text:p><text:s text:c="4"/>"email": "eve.holt@reqres.in",</text:p>
            <text:p><text:s text:c="4"/>"password": "cityslicka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  <text:p>{"token": "QpwL5tke4Pnpja7X4"}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6">
          <table:table-cell office:value-type="float" office:value="13" table:style-name="ce2">
            <text:p>13</text:p>
          </table:table-cell>
          <table:table-cell office:value-type="string" table:style-name="ce4">
            <text:p>POST call to login a user without</text:p>
            <text:p><text:s/>password</text:p>
          </table:table-cell>
          <table:table-cell office:value-type="string" table:style-name="ce4">
            <text:p>1. api/login</text:p>
            <text:p>2. {</text:p>
            <text:p><text:s text:c="4"/>"email": "eve.holt@reqres.in",</text:p>
            <text:p/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0 and <text:s/>a response body</text:p>
            <text:p>{"error": "Missing password"}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4">
            <text:p>GET call to get list of all users</text:p>
            <text:p><text:s/>along with their details with a delay(2 seconds)</text:p>
          </table:table-cell>
          <table:table-cell office:value-type="string" table:style-name="ce2">
            <text:p>api/users?delay=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4">
            <text:p>GET call to get a single resource along<text:s/></text:p>
            <text:p>with their details</text:p>
          </table:table-cell>
          <table:table-cell office:value-type="string" table:style-name="ce2">
            <text:p>api/unknown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2">
            <text:p>Same as expected resul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6T05:15:27Z</meta:creation-date>
    <dc:date>2021-10-26T06:46:44Z</dc:date>
  </office:meta>
</office:document-meta>
</file>